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729fcf" draw:textarea-horizontal-align="justify" draw:textarea-vertical-align="middle" draw:auto-grow-height="false" fo:min-height="9.355cm" fo:min-width="3.121cm"/>
    </style:style>
    <style:style style:name="gr2" style:family="graphic" style:parent-style-name="standard">
      <style:graphic-properties svg:stroke-color="#9933ff" draw:fill-color="#9999cc" draw:textarea-horizontal-align="justify" draw:textarea-vertical-align="middle" draw:auto-grow-height="false" fo:min-height="8.505cm" fo:min-width="2.611cm"/>
    </style:style>
    <style:style style:name="gr3" style:family="graphic" style:parent-style-name="standard">
      <style:graphic-properties svg:stroke-color="#9933ff" draw:fill-color="#9999cc" draw:textarea-horizontal-align="justify" draw:textarea-vertical-align="middle" draw:auto-grow-height="false" fo:min-height="8.505cm" fo:min-width="2.613cm"/>
    </style:style>
    <style:style style:name="gr4" style:family="graphic" style:parent-style-name="standard">
      <style:graphic-properties svg:stroke-color="#9933ff" draw:fill-color="#9999cc" draw:textarea-horizontal-align="justify" draw:textarea-vertical-align="middle" draw:auto-grow-height="false" fo:min-height="8.505cm" fo:min-width="2.6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</style:style>
    <style:style style:name="gr6" style:family="graphic" style:parent-style-name="standard">
      <style:graphic-properties svg:stroke-color="#336600" draw:fill-color="#99cc66" draw:textarea-horizontal-align="justify" draw:textarea-vertical-align="middle" draw:auto-grow-height="false" fo:min-height="6.837cm" fo:min-width="1.8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8" style:family="graphic" style:parent-style-name="standard">
      <style:graphic-properties draw:fill="gradient" draw:fill-gradient-name="Tango_20_Blue" draw:textarea-horizontal-align="justify" draw:textarea-vertical-align="middle" draw:auto-grow-height="false" fo:min-height="1.18cm" fo:min-width="1.35cm"/>
    </style:style>
    <style:style style:name="gr9" style:family="graphic" style:parent-style-name="standard">
      <style:graphic-properties draw:fill="gradient" draw:fill-gradient-name="Tango_20_Blue" draw:textarea-horizontal-align="justify" draw:textarea-vertical-align="middle" draw:auto-grow-height="false" fo:min-height="0.544cm" fo:min-width="0.932cm"/>
    </style:style>
    <style:style style:name="gr10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544cm" fo:min-width="0.67cm"/>
    </style:style>
    <style:style style:name="gr11" style:family="graphic" style:parent-style-name="objectwithoutfill">
      <style:graphic-properties draw:stroke="dash" draw:stroke-dash="Dashed_20__28_var_29_"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fill="gradient" draw:fill-gradient-name="Tango_20_Blue" draw:textarea-horizontal-align="justify" draw:textarea-vertical-align="middle" draw:auto-grow-height="false" fo:min-height="1.046cm" fo:min-width="1.08cm"/>
    </style:style>
    <style:style style:name="gr13" style:family="graphic" style:parent-style-name="objectwithoutfill">
      <style:graphic-properties draw:stroke="dash" draw:stroke-dash="Fine_20_Dotted"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color="#cc9900" draw:fill-color="#ffff66" draw:textarea-horizontal-align="justify" draw:textarea-vertical-align="middle" draw:auto-grow-height="false" fo:min-height="1.75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17" style:family="graphic" style:parent-style-name="standard">
      <style:graphic-properties svg:stroke-color="#9933ff" draw:fill-color="#9999cc" draw:textarea-horizontal-align="justify" draw:textarea-vertical-align="middle" draw:auto-grow-height="false" fo:min-height="6.62cm" fo:min-width="1.724cm"/>
    </style:style>
    <style:style style:name="gr18" style:family="graphic" style:parent-style-name="standard">
      <style:graphic-properties draw:fill="gradient" draw:fill-gradient-name="Tango_20_Blue" draw:textarea-horizontal-align="justify" draw:textarea-vertical-align="middle" draw:auto-grow-height="false" fo:min-height="0.282cm" fo:min-width="0.519cm"/>
    </style:style>
    <style:style style:name="gr19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151cm" fo:min-width="0.772cm"/>
    </style:style>
    <style:style style:name="gr20" style:family="graphic" style:parent-style-name="standard">
      <style:graphic-properties svg:stroke-color="#336600" draw:fill-color="#99cc66" draw:textarea-horizontal-align="justify" draw:textarea-vertical-align="middle" draw:auto-grow-height="false" fo:min-height="5.537cm" fo:min-width="1.463cm"/>
    </style:style>
    <style:style style:name="gr21" style:family="graphic" style:parent-style-name="standard">
      <style:graphic-properties draw:fill="gradient" draw:fill-gradient-name="Tango_20_Blue" draw:textarea-horizontal-align="justify" draw:textarea-vertical-align="middle" draw:auto-grow-height="false" fo:min-height="0.878cm" fo:min-width="0.619cm"/>
    </style:style>
    <style:style style:name="gr22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58cm" fo:min-width="0.49cm"/>
    </style:style>
    <style:style style:name="gr23" style:family="graphic" style:parent-style-name="standard">
      <style:graphic-properties svg:stroke-color="#ff6666" draw:fill-color="#ff9999" draw:textarea-horizontal-align="justify" draw:textarea-vertical-align="middle" draw:auto-grow-height="false" fo:min-height="1.545cm" fo:min-width="4.1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9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738cm" fo:min-width="3.1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48cm"/>
    </style:style>
    <style:style style:name="gr29" style:family="graphic" style:parent-style-name="standard">
      <style:graphic-properties svg:stroke-width="0.035cm" svg:stroke-color="#000000" draw:marker-start-width="0.252cm" draw:marker-end="Arrow" draw:marker-end-width="0.252cm" draw:fill-color="#000000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color="#000000" draw:marker-end="Arrow" draw:textarea-vertical-align="middle"/>
    </style:style>
    <style:style style:name="gr31" style:family="graphic" style:parent-style-name="standard">
      <style:graphic-properties svg:stroke-color="#cc9900" draw:fill-color="#ffff66" draw:textarea-horizontal-align="justify" draw:textarea-vertical-align="middle" draw:auto-grow-height="false" fo:min-height="7.962cm" fo:min-width="0cm"/>
    </style:style>
    <style:style style:name="P1" style:family="paragraph">
      <loext:graphic-properties draw:fill-color="#729fcf"/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-color="#9999cc"/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9cc66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gradient" draw:fill-gradient-name="Tango_20_Blue"/>
      <style:paragraph-properties fo:text-align="center"/>
    </style:style>
    <style:style style:name="P7" style:family="paragraph">
      <loext:graphic-properties draw:fill="gradient" draw:fill-gradient-name="Tango_20_Green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66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color="#3465a4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color="#3465a4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21cm" svg:height="9.605cm" svg:x="0.51cm" svg:y="5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11cm" svg:height="8.755cm" svg:x="5.494cm" svg:y="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13cm" svg:height="8.755cm" svg:x="6.091cm" svg:y="6.0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12cm" svg:height="8.755cm" svg:x="6.35cm" svg:y="6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11cm" svg:height="8.755cm" svg:x="6.537cm" svg:y="6.54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42cm" svg:height="0.962cm" svg:x="5.923cm" svg:y="15.441cm">
          <draw:text-box>
            <text:p text:style-name="P3">Convolution</text:p>
          </draw:text-box>
        </draw:frame>
        <draw:custom-shape draw:style-name="gr6" draw:text-style-name="P5" draw:layer="layout" svg:width="2.372cm" svg:height="7.087cm" svg:x="11.02cm" svg:y="6.2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72cm" svg:height="7.087cm" svg:x="11.789cm" svg:y="7.1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72cm" svg:height="7.087cm" svg:x="12.157cm" svg:y="7.4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72cm" svg:height="7.087cm" svg:x="12.528cm" svg:y="7.8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914cm" svg:height="0.962cm" svg:x="11.023cm" svg:y="15.441cm">
          <draw:text-box>
            <text:p text:style-name="P3">Max pooling</text:p>
          </draw:text-box>
        </draw:frame>
        <draw:custom-shape draw:style-name="gr8" draw:text-style-name="P6" draw:layer="layout" svg:width="1.85cm" svg:height="1.43cm" svg:x="2.281cm" svg:y="6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432cm" svg:height="0.794cm" svg:x="6.566cm" svg:y="8.2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17cm" svg:height="0.794cm" svg:x="12.546cm" svg:y="1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4.158cm" svg:y1="6.731cm" svg:x2="6.592cm" svg:y2="8.212cm">
          <text:p/>
        </draw:line>
        <draw:line draw:style-name="gr11" draw:text-style-name="P8" draw:layer="layout" svg:x1="4.158cm" svg:y1="8.239cm" svg:x2="6.433cm" svg:y2="8.927cm">
          <text:p/>
        </draw:line>
        <draw:custom-shape draw:style-name="gr12" draw:text-style-name="P6" draw:layer="layout" svg:width="1.58cm" svg:height="1.296cm" svg:x="8.029cm" svg:y="12.79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9.555cm" svg:y1="12.816cm" svg:x2="12.625cm" svg:y2="12.261cm">
          <text:p/>
        </draw:line>
        <draw:line draw:style-name="gr11" draw:text-style-name="P8" draw:layer="layout" svg:x1="9.579cm" svg:y1="14.085cm" svg:x2="12.519cm" svg:y2="13.054cm">
          <text:p/>
        </draw:line>
        <draw:line draw:style-name="gr13" draw:text-style-name="P8" draw:layer="layout" svg:x1="8.707cm" svg:y1="5.485cm" svg:x2="9.661cm" svg:y2="6.413cm">
          <text:p/>
        </draw:line>
        <draw:line draw:style-name="gr13" draw:text-style-name="P8" draw:layer="layout" svg:x1="5.503cm" svg:y1="14.226cm" svg:x2="6.539cm" svg:y2="15.25cm">
          <text:p/>
        </draw:line>
        <draw:line draw:style-name="gr13" draw:text-style-name="P8" draw:layer="layout" svg:x1="13.466cm" svg:y1="6.288cm" svg:x2="14.926cm" svg:y2="7.842cm">
          <text:p/>
        </draw:line>
        <draw:line draw:style-name="gr13" draw:text-style-name="P8" draw:layer="layout" svg:x1="11.067cm" svg:y1="13.34cm" svg:x2="12.492cm" svg:y2="14.933cm">
          <text:p/>
        </draw:line>
        <draw:custom-shape draw:style-name="gr14" draw:text-style-name="P9" xml:id="id1" draw:id="id1" draw:layer="layout" svg:width="0.267cm" svg:height="2.002cm" svg:x="26.708cm" svg:y="9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3.423cm" svg:height="1.673cm" svg:x="24.823cm" svg:y="14.762cm">
          <draw:text-box>
            <text:p text:style-name="P3">Fully</text:p>
            <text:p text:style-name="P3">connected</text:p>
          </draw:text-box>
        </draw:frame>
        <draw:line draw:style-name="gr11" draw:text-style-name="P8" draw:layer="layout" svg:x1="23.052cm" svg:y1="7.482cm" svg:x2="25.455cm" svg:y2="6.721cm">
          <text:p/>
        </draw:line>
        <draw:line draw:style-name="gr11" draw:text-style-name="P8" draw:layer="layout" svg:x1="24.129cm" svg:y1="14.516cm" svg:x2="25.394cm" svg:y2="14.872cm">
          <text:p/>
        </draw:line>
        <draw:frame draw:style-name="gr16" draw:text-style-name="P4" draw:layer="layout" svg:width="5.366cm" svg:height="0.962cm" svg:x="0.023cm" svg:y="15.441cm">
          <draw:text-box>
            <text:p text:style-name="P3">Bug report matrix</text:p>
          </draw:text-box>
        </draw:frame>
        <draw:custom-shape draw:style-name="gr17" draw:text-style-name="P2" draw:layer="layout" svg:width="2.224cm" svg:height="6.87cm" svg:x="16.441cm" svg:y="6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42cm" svg:height="0.962cm" svg:x="16.323cm" svg:y="15.441cm">
          <draw:text-box>
            <text:p text:style-name="P3">Convolution</text:p>
          </draw:text-box>
        </draw:frame>
        <draw:custom-shape draw:style-name="gr17" draw:text-style-name="P2" draw:layer="layout" svg:width="2.224cm" svg:height="6.87cm" svg:x="17.13cm" svg:y="7.4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224cm" svg:height="6.87cm" svg:x="17.419cm" svg:y="7.8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224cm" svg:height="6.87cm" svg:x="17.709cm" svg:y="8.2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019cm" svg:height="0.532cm" svg:x="17.745cm" svg:y="9.5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272cm" svg:height="1.401cm" svg:x="13.655cm" svg:y="8.688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4.923cm" svg:y1="8.673cm" svg:x2="17.745cm" svg:y2="9.454cm">
          <text:p/>
        </draw:line>
        <draw:line draw:style-name="gr11" draw:text-style-name="P8" draw:layer="layout" svg:x1="14.922cm" svg:y1="10.05cm" svg:x2="17.745cm" svg:y2="10.036cm">
          <text:p/>
        </draw:line>
        <draw:custom-shape draw:style-name="gr20" draw:text-style-name="P5" draw:layer="layout" svg:width="1.963cm" svg:height="5.787cm" svg:x="21.058cm" svg:y="7.4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63cm" svg:height="5.787cm" svg:x="21.641cm" svg:y="8.2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63cm" svg:height="5.787cm" svg:x="21.853cm" svg:y="8.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63cm" svg:height="5.787cm" svg:x="22.115cm" svg:y="8.736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8.739cm" svg:y1="6.646cm" svg:x2="20.02cm" svg:y2="8.343cm">
          <text:p/>
        </draw:line>
        <draw:line draw:style-name="gr13" draw:text-style-name="P8" draw:layer="layout" svg:x1="16.517cm" svg:y1="13.578cm" svg:x2="17.903cm" svg:y2="15.143cm">
          <text:p/>
        </draw:line>
        <draw:frame draw:style-name="gr7" draw:text-style-name="P4" draw:layer="layout" svg:width="3.914cm" svg:height="0.962cm" svg:x="20.623cm" svg:y="15.441cm">
          <draw:text-box>
            <text:p text:style-name="P3">Max pooling</text:p>
          </draw:text-box>
        </draw:frame>
        <draw:custom-shape draw:style-name="gr21" draw:text-style-name="P6" draw:layer="layout" svg:width="1.119cm" svg:height="1.128cm" svg:x="18.795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0.99cm" svg:height="0.608cm" svg:x="22.123cm" svg:y="12.339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9.913cm" svg:y1="12.725cm" svg:x2="22.216cm" svg:y2="12.312cm">
          <text:p/>
        </draw:line>
        <draw:line draw:style-name="gr11" draw:text-style-name="P8" draw:layer="layout" svg:x1="19.913cm" svg:y1="13.836cm" svg:x2="22.216cm" svg:y2="12.947cm">
          <text:p/>
        </draw:line>
        <draw:line draw:style-name="gr13" draw:text-style-name="P8" draw:layer="layout" svg:x1="23.097cm" svg:y1="7.515cm" svg:x2="24.042cm" svg:y2="8.687cm">
          <text:p/>
        </draw:line>
        <draw:line draw:style-name="gr13" draw:text-style-name="P8" draw:layer="layout" svg:x1="21.033cm" svg:y1="13.336cm" svg:x2="22.004cm" svg:y2="14.375cm">
          <text:p/>
        </draw:line>
        <draw:custom-shape draw:style-name="gr23" draw:text-style-name="P11" xml:id="id2" draw:id="id2" draw:layer="layout" svg:width="4.687cm" svg:height="1.795cm" svg:x="13.01cm" svg:y="3.18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093cm" svg:height="1.038cm" svg:x="13.866cm" svg:y="3.693cm">
          <draw:text-box>
            <text:p><text:span text:style-name="T1">Softmax</text:span></text:p>
          </draw:text-box>
        </draw:frame>
        <draw:frame draw:style-name="gr25" draw:text-style-name="P13" draw:layer="layout" svg:width="3.826cm" svg:height="1.038cm" svg:x="13.429cm" svg:y="1.193cm">
          <draw:text-box>
            <text:p><text:span text:style-name="T2">0.05 </text:span><text:span text:style-name="T3">|</text:span><text:span text:style-name="T4"> 0.95</text:span></text:p>
          </draw:text-box>
        </draw:frame>
        <draw:frame draw:style-name="gr26" draw:text-style-name="P13" draw:layer="layout" svg:width="9.498cm" svg:height="2.612cm" svg:x="4.199cm" svg:y="0.252cm">
          <draw:text-box>
            <text:p><text:span text:style-name="T5">Unpredictable</text:span><text:span text:style-name="T6"> | </text:span><text:span text:style-name="T5">Predictable</text:span></text:p>
            <text:p text:style-name="P3"><text:span text:style-name="T2">Probabilities</text:span></text:p>
          </draw:text-box>
        </draw:frame>
        <draw:custom-shape draw:style-name="gr27" draw:text-style-name="P8" draw:layer="layout" svg:width="3.669cm" svg:height="0.988cm" svg:x="13.499cm" svg:y="1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2.348cm" svg:height="1.038cm" svg:x="14.209cm" svg:y="0cm">
          <draw:text-box>
            <text:p><text:span text:style-name="T7">Label</text:span></text:p>
          </draw:text-box>
        </draw:frame>
        <draw:connector draw:style-name="gr29" draw:text-style-name="P15" draw:layer="layout" draw:line-skew="-1.344cm" svg:x1="26.841cm" svg:y1="9.768cm" svg:x2="15.355cm" svg:y2="4.983cm" draw:start-shape="id1" draw:start-glue-point="0" draw:end-shape="id2" draw:end-glue-point="7" svg:d="M26841 9768v-3736h-11486v-1049" svg:viewBox="0 0 11487 4786">
          <text:p/>
        </draw:connector>
        <draw:connector draw:style-name="gr30" draw:text-style-name="P3" draw:layer="layout" svg:x1="15.373cm" svg:y1="3.193cm" svg:x2="15.373cm" svg:y2="2.065cm" svg:d="M15373 3193v-1128" svg:viewBox="0 0 1 1129">
          <text:p/>
        </draw:connector>
        <draw:custom-shape draw:style-name="gr31" draw:text-style-name="P9" draw:layer="layout" svg:width="0.29cm" svg:height="8.212cm" svg:x="25.408cm" svg:y="6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25.637cm" svg:y1="6.691cm" svg:x2="26.793cm" svg:y2="9.763cm">
          <text:p/>
        </draw:line>
        <draw:line draw:style-name="gr11" draw:text-style-name="P8" draw:layer="layout" svg:x1="25.759cm" svg:y1="14.872cm" svg:x2="26.763cm" svg:y2="11.8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219cm" fo:page-height="16.4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01:08:40.696000000</meta:creation-date>
    <dc:date>2018-03-07T21:29:50.762000000</dc:date>
    <meta:editing-duration>PT1H11M12S</meta:editing-duration>
    <meta:editing-cycles>25</meta:editing-cycles>
    <meta:generator>LibreOffice/5.0.1.2$Windows_x86 LibreOffice_project/81898c9f5c0d43f3473ba111d7b351050be20261</meta:generator>
    <meta:document-statistic meta:object-count="61"/>
  </office:meta>
</office:document-meta>
</file>